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3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2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fill="solid" draw:fill-color="#cc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fill-color="#ccffff" fo:min-height="0.633cm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fill="solid" draw:fill-color="#ccffff" draw:textarea-horizontal-align="center" draw:textarea-vertical-align="middle"/>
    </style:style>
    <style:style style:name="gr14" style:family="graphic" style:parent-style-name="standard">
      <style:graphic-properties draw:fill="none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6" style:family="graphic">
      <style:graphic-properties style:protect="size"/>
    </style:style>
    <style:style style:name="pr1" style:family="presentation" style:parent-style-name="Default-notes" style:list-style-name="L2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.2999992370605pt"/>
    </style:style>
    <style:style style:name="P3" style:family="paragraph">
      <style:paragraph-properties fo:margin-left="0cm" fo:margin-right="0cm" fo:text-align="center" fo:text-indent="0cm"/>
      <style:text-properties fo:font-size="10.8999996185303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6.2000007629395pt" style:font-size-asian="16.2000007629395pt" style:font-size-complex="16.2000007629395pt"/>
    </style:style>
    <style:style style:name="P9" style:family="paragraph">
      <style:paragraph-properties fo:text-align="center"/>
      <style:text-properties fo:font-size="16.2000007629395pt" style:font-size-asian="16.2000007629395pt" style:font-size-complex="16.2000007629395pt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16.299999237060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size="16.2000007629395pt" style:font-size-asian="16.2000007629395pt" style:font-size-complex="16.20000076293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13" draw:layer="layout" svg:width="2.514cm" svg:height="0.936cm" svg:x="2.354cm" svg:y="4.821cm">
          <text:p text:style-name="P1"><text:span text:style-name="T1">VAL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cm" svg:height="0.882cm" svg:x="7.976cm" svg:y="10.904cm">
          <draw:text-box>
            <text:p text:style-name="P1"><text:span text:style-name="T2">input in</text:span></text:p>
          </draw:text-box>
        </draw:frame>
        <draw:frame draw:style-name="gr2" draw:text-style-name="P3" draw:layer="layout" svg:width="4.4cm" svg:height="1.513cm" svg:x="18.004cm" svg:y="6.116cm">
          <draw:text-box>
            <text:p text:style-name="P1"><text:span text:style-name="T2">that selects and reads the</text:span></text:p>
          </draw:text-box>
        </draw:frame>
        <draw:frame draw:style-name="gr2" draw:text-style-name="P3" draw:layer="layout" svg:width="4.4cm" svg:height="0.882cm" svg:x="17.138cm" svg:y="2.885cm">
          <draw:text-box>
            <text:p text:style-name="P1"><text:span text:style-name="T2">input in</text:span></text:p>
          </draw:text-box>
        </draw:frame>
        <draw:custom-shape draw:style-name="gr3" draw:text-style-name="P2" draw:id="id7" draw:layer="layout" svg:width="5.657cm" svg:height="2.875cm" svg:x="15.338cm" svg:y="10.329cm">
          <text:p text:style-name="P1"><text:span text:style-name="T1">MOOG</text:span></text:p>
          <text:p text:style-name="P1"><text:span text:style-name="T2">'abfind' dri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4.796cm" svg:height="1.15cm" svg:x="15.782cm" svg:y="1.565cm">
          <text:p text:style-name="P1"><text:span text:style-name="T1">HARPS spectr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6" draw:layer="layout" svg:width="2.969cm" svg:height="1.15cm" svg:x="16.679cm" svg:y="7.699cm">
          <text:p text:style-name="P1"><text:span text:style-name="T1">EWs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4cm" svg:height="1.513cm" svg:x="18.396cm" svg:y="8.964cm">
          <draw:text-box>
            <text:p text:style-name="P1"><text:span text:style-name="T2">of the spectral lines that are input in</text:span></text:p>
          </draw:text-box>
        </draw:frame>
        <draw:custom-shape draw:style-name="gr6" draw:text-style-name="P2" draw:id="id8" draw:layer="layout" svg:width="4.4cm" svg:height="1.726cm" svg:x="23.396cm" svg:y="10.916cm">
          <text:p text:style-name="P1"><text:span text:style-name="T1">Abund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4" draw:layer="layout" svg:width="3.772cm" svg:height="1.15cm" svg:x="8.649cm" svg:y="4.739cm"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.772cm" svg:height="1.942cm" svg:x="1.714cm" svg:y="10.806cm">
          <text:p text:style-name="P1"><text:span text:style-name="T1">Atomic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5.029cm" svg:height="2.3cm" svg:x="1.086cm" svg:y="14.326cm">
          <text:p text:style-name="P1"><text:span text:style-name="T1">MOOG</text:span></text:p>
          <text:p text:style-name="P1"><text:span text:style-name="T2">'ewfind' driv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id="id5" draw:layer="layout" svg:width="4.4cm" svg:height="2.3cm" svg:x="15.956cm" svg:y="4.155cm">
          <text:p text:style-name="P1"><text:span text:style-name="T1">AR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9" draw:layer="layout" svg:width="3.772cm" svg:height="1.942cm" svg:x="16.275cm" svg:y="18.067cm">
          <text:p text:style-name="P1"><text:span text:style-name="T1">Stellar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4cm" svg:height="1.942cm" svg:x="4.366cm" svg:y="4.524cm">
          <draw:text-box>
            <text:p text:style-name="P1"><text:span text:style-name="T2">provides the</text:span></text:p>
            <text:p text:style-name="P1"><text:span text:style-name="T2"><text:s/></text:span><text:span text:style-name="T2">initial</text:span></text:p>
          </draw:text-box>
        </draw:frame>
        <draw:custom-shape draw:style-name="gr4" draw:text-style-name="P2" draw:id="id10" draw:layer="layout" svg:width="3.772cm" svg:height="1.942cm" svg:x="16.275cm" svg:y="14.726cm">
          <text:p text:style-name="P1"><text:span text:style-name="T1">Kurucz </text:span></text:p>
          <text:p text:style-name="P1"><text:span text:style-name="T1">Atmospher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7" draw:layer="layout" svg:width="3.772cm" svg:height="1.942cm" svg:x="23.695cm" svg:y="15.596cm">
          <text:p text:style-name="P1"><text:span text:style-name="T1">Molecular</text:span></text:p>
          <text:p text:style-name="P1"><text:span text:style-name="T1">equilibriu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.772cm" svg:height="1.942cm" svg:x="10.554cm" svg:y="18.099cm">
          <text:p text:style-name="P1"><text:span text:style-name="T1">Sun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1" draw:layer="layout" svg:width="3.508cm" svg:height="1.15cm" svg:x="9.246cm" svg:y="14.917cm">
          <text:p text:style-name="P1"><text:span text:style-name="T1">log g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" draw:layer="layout" svg:width="3.772cm" svg:height="1.942cm" svg:x="1.708cm" svg:y="18.067cm">
          <text:p text:style-name="P1"><text:span text:style-name="T1">Kurucz Sun</text:span></text:p>
          <text:p text:style-name="P1"><text:span text:style-name="T1">Atmospher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cm" svg:height="1.513cm" svg:x="17.646cm" svg:y="16.623cm">
          <draw:text-box>
            <text:p text:style-name="P1"><text:span text:style-name="T2">are used to calculate the</text:span></text:p>
          </draw:text-box>
        </draw:frame>
        <draw:frame draw:style-name="gr2" draw:text-style-name="P3" draw:layer="layout" svg:width="4.4cm" svg:height="0.882cm" svg:x="17.111cm" svg:y="13.644cm">
          <draw:text-box>
            <text:p text:style-name="P1"><text:span text:style-name="T2">input in</text:span></text:p>
          </draw:text-box>
        </draw:frame>
        <draw:connector draw:style-name="gr8" draw:text-style-name="P4" draw:layer="layout" svg:x1="10.554cm" svg:y1="19.07cm" svg:x2="5.48cm" svg:y2="19.038cm" draw:start-shape="id1" draw:start-glue-point="3" draw:end-shape="id2" draw:end-glue-point="1">
          <text:p/>
        </draw:connector>
        <draw:connector draw:style-name="gr8" draw:text-style-name="P4" draw:layer="layout" svg:x1="3.594cm" svg:y1="18.067cm" svg:x2="3.599cm" svg:y2="16.624cm" draw:start-shape="id2" draw:start-glue-point="0" draw:end-shape="id3" draw:end-glue-point="6">
          <text:p/>
        </draw:connector>
        <draw:connector draw:style-name="gr8" draw:text-style-name="P4" draw:layer="layout" svg:x1="18.18cm" svg:y1="2.715cm" svg:x2="18.155cm" svg:y2="4.155cm" draw:start-shape="id4" draw:start-glue-point="2" draw:end-shape="id5" draw:end-glue-point="4">
          <text:p/>
        </draw:connector>
        <draw:connector draw:style-name="gr8" draw:text-style-name="P4" draw:layer="layout" svg:x1="18.155cm" svg:y1="6.453cm" svg:x2="18.163cm" svg:y2="7.699cm" draw:start-shape="id5" draw:start-glue-point="6" draw:end-shape="id6" draw:end-glue-point="0">
          <text:p/>
        </draw:connector>
        <draw:connector draw:style-name="gr8" draw:text-style-name="P4" draw:layer="layout" svg:x1="18.163cm" svg:y1="8.849cm" svg:x2="18.165cm" svg:y2="10.329cm" draw:start-shape="id6" draw:start-glue-point="2" draw:end-shape="id7" draw:end-glue-point="4">
          <text:p/>
        </draw:connector>
        <draw:connector draw:style-name="gr8" draw:text-style-name="P4" draw:layer="layout" svg:x1="20.993cm" svg:y1="11.766cm" svg:x2="23.396cm" svg:y2="11.779cm" draw:start-shape="id7" draw:start-glue-point="7" draw:end-shape="id8" draw:end-glue-point="3">
          <text:p/>
        </draw:connector>
        <draw:connector draw:style-name="gr8" draw:text-style-name="P4" draw:layer="layout" svg:x1="18.161cm" svg:y1="18.067cm" svg:x2="18.161cm" svg:y2="16.668cm" draw:start-shape="id9" draw:start-glue-point="0" draw:end-shape="id10" draw:end-glue-point="2">
          <text:p/>
        </draw:connector>
        <draw:connector draw:style-name="gr8" draw:text-style-name="P4" draw:layer="layout" svg:x1="18.161cm" svg:y1="14.726cm" svg:x2="18.165cm" svg:y2="13.204cm" draw:start-shape="id10" draw:start-glue-point="0" draw:end-shape="id7" draw:end-glue-point="6">
          <text:p/>
        </draw:connector>
        <draw:connector draw:style-name="gr8" draw:text-style-name="P4" draw:layer="layout" svg:x1="6.113cm" svg:y1="15.475cm" svg:x2="9.246cm" svg:y2="15.492cm" draw:start-shape="id3" draw:start-glue-point="7" draw:end-shape="id11" draw:end-glue-point="3">
          <text:p/>
        </draw:connector>
        <draw:connector draw:style-name="gr8" draw:text-style-name="P4" draw:layer="layout" svg:x1="5.486cm" svg:y1="11.777cm" svg:x2="15.338cm" svg:y2="11.766cm" draw:start-shape="id12" draw:start-glue-point="1" draw:end-shape="id7" draw:end-glue-point="5">
          <text:p/>
        </draw:connector>
        <draw:connector draw:style-name="gr9" draw:text-style-name="P4" draw:layer="layout" svg:x1="4.868cm" svg:y1="5.289cm" svg:x2="8.649cm" svg:y2="5.314cm" draw:start-shape="id13" draw:start-glue-point="1" draw:end-shape="id14" draw:end-glue-point="3">
          <text:p/>
        </draw:connector>
        <draw:connector draw:style-name="gr9" draw:text-style-name="P4" draw:layer="layout" svg:x1="15.782cm" svg:y1="2.14cm" svg:x2="12.435cm" svg:y2="2.178cm" draw:start-shape="id4" draw:start-glue-point="3" draw:end-shape="id15" draw:end-glue-point="7">
          <text:p/>
        </draw:connector>
        <draw:frame draw:style-name="gr2" draw:text-style-name="P3" draw:layer="layout" svg:width="4.4cm" svg:height="0.882cm" svg:x="11.786cm" svg:y="1.379cm">
          <draw:text-box>
            <text:p text:style-name="P1"><text:span text:style-name="T2">input in</text:span></text:p>
          </draw:text-box>
        </draw:frame>
        <draw:frame draw:style-name="gr10" draw:text-style-name="P5" draw:layer="layout" svg:width="7.375cm" svg:height="0.882cm" svg:x="7.095cm" svg:y="3.496cm">
          <draw:text-box>
            <text:p text:style-name="P5"><text:span text:style-name="T2">makes the 1</text:span><text:span text:style-name="T3">st</text:span><text:span text:style-name="T2"> <text:s text:c="4"/>selection of the</text:span></text:p>
          </draw:text-box>
        </draw:frame>
        <draw:connector draw:style-name="gr9" draw:text-style-name="P4" draw:layer="layout" svg:x1="12.421cm" svg:y1="5.314cm" svg:x2="15.956cm" svg:y2="5.304cm" draw:start-shape="id14" draw:start-glue-point="1" draw:end-shape="id5" draw:end-glue-point="5">
          <text:p/>
        </draw:connector>
        <draw:frame draw:style-name="gr2" draw:text-style-name="P3" draw:layer="layout" svg:width="4.4cm" svg:height="0.882cm" svg:x="11.838cm" svg:y="4.485cm">
          <draw:text-box>
            <text:p text:style-name="P1"><text:span text:style-name="T2">input in</text:span></text:p>
          </draw:text-box>
        </draw:frame>
        <draw:frame draw:style-name="gr10" draw:text-style-name="P5" draw:layer="layout" svg:width="3.81cm" svg:height="1.513cm" svg:x="5.636cm" svg:y="14.626cm">
          <draw:text-box>
            <text:p text:style-name="P5"><text:span text:style-name="T2">derives the</text:span></text:p>
            <text:p text:style-name="P5"><text:span text:style-name="T2"><text:s/></text:span><text:span text:style-name="T2">new</text:span></text:p>
          </draw:text-box>
        </draw:frame>
        <draw:frame draw:style-name="gr11" draw:text-style-name="P1" draw:id="id20" draw:layer="layout" svg:width="2.813cm" svg:height="0.883cm" svg:x="2.193cm" svg:y="7.341cm">
          <draw:text-box>
            <text:p text:style-name="P1"><text:span text:style-name="T2">provides the</text:span></text:p>
          </draw:text-box>
        </draw:frame>
        <draw:frame draw:style-name="gr2" draw:text-style-name="P3" draw:id="id21" draw:layer="layout" svg:width="4.4cm" svg:height="0.882cm" svg:x="11.776cm" svg:y="13.304cm">
          <draw:text-box>
            <text:p text:style-name="P1"><text:span text:style-name="T2">input in</text:span></text:p>
          </draw:text-box>
        </draw:frame>
        <draw:frame draw:style-name="gr10" draw:text-style-name="P5" draw:id="id18" draw:layer="layout" svg:width="1.226cm" svg:height="0.882cm" svg:x="27.126cm" svg:y="18.524cm">
          <draw:text-box>
            <text:p text:style-name="P5"><text:span text:style-name="T2">no</text:span></text:p>
          </draw:text-box>
        </draw:frame>
        <draw:frame draw:style-name="gr2" draw:text-style-name="P3" draw:layer="layout" svg:width="4.4cm" svg:height="1.513cm" svg:x="6.446cm" svg:y="18.224cm">
          <draw:text-box>
            <text:p text:style-name="P1"><text:span text:style-name="T2">are used to calculate a</text:span></text:p>
          </draw:text-box>
        </draw:frame>
        <draw:connector draw:style-name="gr9" draw:text-style-name="P4" draw:layer="layout" draw:type="line" svg:x1="3.6cm" svg:y1="12.748cm" svg:x2="3.599cm" svg:y2="14.326cm" draw:start-shape="id12" draw:start-glue-point="2" draw:end-shape="id3" draw:end-glue-point="4">
          <text:p/>
        </draw:connector>
        <draw:frame draw:style-name="gr2" draw:text-style-name="P3" draw:layer="layout" svg:width="4.4cm" svg:height="0.882cm" svg:x="2.376cm" svg:y="13.004cm">
          <draw:text-box>
            <text:p text:style-name="P1"><text:span text:style-name="T2">input in</text:span></text:p>
          </draw:text-box>
        </draw:frame>
        <draw:frame draw:style-name="gr2" draw:text-style-name="P3" draw:layer="layout" svg:width="4.4cm" svg:height="0.882cm" svg:x="2.376cm" svg:y="16.904cm">
          <draw:text-box>
            <text:p text:style-name="P1"><text:span text:style-name="T2">input in</text:span></text:p>
          </draw:text-box>
        </draw:frame>
        <draw:frame draw:style-name="gr10" draw:text-style-name="P6" draw:id="id16" draw:layer="layout" svg:width="1.27cm" svg:height="0.882cm" svg:x="20.676cm" svg:y="12.809cm">
          <draw:text-box>
            <text:p text:style-name="P6"><text:span text:style-name="T2">yes</text:span></text:p>
          </draw:text-box>
        </draw:frame>
        <draw:connector draw:style-name="gr9" draw:text-style-name="P4" draw:layer="layout" svg:x1="20.676cm" svg:y1="13.25cm" svg:x2="18.165cm" svg:y2="13.204cm" draw:start-shape="id16" draw:start-glue-point="3" draw:end-shape="id7" draw:end-glue-point="6">
          <text:p/>
        </draw:connector>
        <draw:connector draw:style-name="gr12" draw:text-style-name="P4" draw:layer="layout" svg:x1="23.695cm" svg:y1="16.567cm" svg:x2="21.946cm" svg:y2="13.25cm" draw:start-shape="id17" draw:start-glue-point="3" draw:end-shape="id16" draw:end-glue-point="1">
          <text:p/>
        </draw:connector>
        <draw:connector draw:style-name="gr12" draw:text-style-name="P4" draw:layer="layout" svg:x1="25.581cm" svg:y1="17.538cm" svg:x2="27.126cm" svg:y2="18.965cm" draw:start-shape="id17" draw:start-glue-point="2" draw:end-shape="id18" draw:end-glue-point="3">
          <text:p/>
        </draw:connector>
        <draw:connector draw:style-name="gr9" draw:text-style-name="P4" draw:layer="layout" draw:line-skew="-0.456cm" svg:x1="28.352cm" svg:y1="18.965cm" svg:x2="27.796cm" svg:y2="11.779cm" draw:start-shape="id18" draw:start-glue-point="1" draw:end-shape="id8">
          <text:p/>
        </draw:connector>
        <draw:frame draw:style-name="gr10" draw:text-style-name="P7" draw:id="id19" draw:layer="layout" svg:width="4.98cm" svg:height="1.513cm" svg:x="23.072cm" svg:y="13.244cm">
          <draw:text-box>
            <text:p text:style-name="P5"><text:span text:style-name="T2">does a</text:span></text:p>
            <text:p text:style-name="P5"><text:span text:style-name="T2">specie needs</text:span></text:p>
          </draw:text-box>
        </draw:frame>
        <draw:frame draw:style-name="gr2" draw:text-style-name="P3" draw:layer="layout" svg:width="4.4cm" svg:height="1.513cm" svg:x="19.941cm" svg:y="11.004cm">
          <draw:text-box>
            <text:p text:style-name="P1"><text:span text:style-name="T2">derives </text:span></text:p>
            <text:p text:style-name="P1"><text:span text:style-name="T2">the</text:span></text:p>
          </draw:text-box>
        </draw:frame>
        <draw:connector draw:style-name="gr13" draw:text-style-name="P4" draw:layer="layout" svg:x1="10.535cm" svg:y1="4.739cm" svg:x2="10.529cm" svg:y2="3.131cm" draw:start-shape="id14" draw:start-glue-point="0" draw:end-shape="id15" draw:end-glue-point="6">
          <text:p/>
        </draw:connector>
        <draw:custom-shape draw:style-name="gr3" draw:text-style-name="P2" draw:id="id15" draw:layer="layout" svg:width="3.81cm" svg:height="1.905cm" svg:x="8.625cm" svg:y="1.226cm">
          <text:p text:style-name="P1"><text:span text:style-name="T1">IR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svg:x1="25.596cm" svg:y1="12.642cm" svg:x2="25.562cm" svg:y2="13.244cm" draw:start-shape="id8" draw:start-glue-point="2" draw:end-shape="id19" draw:end-glue-point="0">
          <text:p/>
        </draw:connector>
        <draw:connector draw:style-name="gr9" draw:text-style-name="P4" draw:layer="layout" svg:x1="25.562cm" svg:y1="14.757cm" svg:x2="25.581cm" svg:y2="15.596cm" draw:start-shape="id19" draw:start-glue-point="2" draw:end-shape="id17" draw:end-glue-point="0">
          <text:p/>
        </draw:connector>
        <draw:connector draw:style-name="gr12" draw:text-style-name="P4" draw:layer="layout" svg:x1="3.611cm" svg:y1="5.757cm" svg:x2="3.599cm" svg:y2="7.341cm" draw:start-shape="id13" draw:start-glue-point="2" draw:end-shape="id20" draw:end-glue-point="0">
          <text:p/>
        </draw:connector>
        <draw:connector draw:style-name="gr9" draw:text-style-name="P4" draw:layer="layout" svg:x1="3.599cm" svg:y1="8.224cm" svg:x2="3.6cm" svg:y2="10.806cm" draw:start-shape="id20" draw:start-glue-point="2" draw:end-shape="id12">
          <text:p/>
        </draw:connector>
        <draw:connector draw:style-name="gr9" draw:text-style-name="P4" draw:layer="layout" svg:x1="13.976cm" svg:y1="13.304cm" svg:x2="15.338cm" svg:y2="11.766cm" draw:start-shape="id21" draw:start-glue-point="0" draw:end-shape="id7" draw:end-glue-point="5">
          <text:p/>
        </draw:connector>
        <draw:connector draw:style-name="gr12" draw:text-style-name="P4" draw:layer="layout" svg:x1="12.754cm" svg:y1="15.492cm" svg:x2="13.976cm" svg:y2="14.186cm" draw:start-shape="id11" draw:start-glue-point="1" draw:end-shape="id21" draw:end-glue-point="2">
          <text:p/>
        </draw:connector>
        <draw:custom-shape draw:style-name="gr14" draw:text-style-name="P8" draw:id="id22" draw:layer="layout" svg:width="3.81cm" svg:height="1.905cm" svg:x="23.651cm" svg:y="6.906cm">
          <text:p text:style-name="P8"><text:span text:style-name="T4">Are the lines </text:span></text:p>
          <text:p text:style-name="P8"><text:span text:style-name="T4">stable?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25.596cm" svg:y1="10.916cm" svg:x2="25.556cm" svg:y2="8.811cm" draw:start-shape="id8" draw:start-glue-point="0" draw:end-shape="id22" draw:end-glue-point="2">
          <text:p/>
        </draw:connector>
        <draw:custom-shape draw:style-name="gr15" draw:text-style-name="P9" draw:id="id25" draw:layer="layout" svg:width="3.81cm" svg:height="1.905cm" svg:x="23.651cm" svg:y="2.661cm">
          <text:p text:style-name="P8"><text:span text:style-name="T4">Remove the </text:span></text:p>
          <text:p text:style-name="P8"><text:span text:style-name="T4">unstable lines</text:span></text:p>
          <draw:enhanced-geometry svg:viewBox="0 0 21600 21600" draw:type="rectangle" draw:enhanced-path="M 0 0 L 21600 0 21600 21600 0 21600 0 0 Z N"/>
        </draw:custom-shape>
        <draw:frame draw:style-name="gr10" draw:text-style-name="P6" draw:id="id23" draw:layer="layout" svg:width="1.27cm" svg:height="0.882cm" svg:x="27.776cm" svg:y="9.209cm">
          <draw:text-box>
            <text:p text:style-name="P6"><text:span text:style-name="T2">yes</text:span></text:p>
          </draw:text-box>
        </draw:frame>
        <draw:connector draw:style-name="gr12" draw:text-style-name="P4" draw:layer="layout" svg:x1="27.461cm" svg:y1="7.858cm" svg:x2="28.411cm" svg:y2="9.209cm" draw:start-shape="id22" draw:start-glue-point="1" draw:end-shape="id23" draw:end-glue-point="0">
          <text:p/>
        </draw:connector>
        <draw:connector draw:style-name="gr12" draw:text-style-name="P4" draw:layer="layout" svg:x1="28.411cm" svg:y1="10.091cm" svg:x2="27.796cm" svg:y2="11.779cm" draw:start-shape="id23" draw:start-glue-point="2" draw:end-shape="id8" draw:end-glue-point="1">
          <text:p/>
        </draw:connector>
        <draw:frame draw:style-name="gr10" draw:text-style-name="P5" draw:id="id24" draw:layer="layout" svg:width="1.226cm" svg:height="0.882cm" svg:x="24.982cm" svg:y="5.324cm">
          <draw:text-box>
            <text:p text:style-name="P5"><text:span text:style-name="T2">no</text:span></text:p>
          </draw:text-box>
        </draw:frame>
        <draw:connector draw:style-name="gr12" draw:text-style-name="P4" draw:layer="layout" svg:x1="25.556cm" svg:y1="6.906cm" svg:x2="25.595cm" svg:y2="6.206cm" draw:start-shape="id22" draw:start-glue-point="0" draw:end-shape="id24" draw:end-glue-point="2">
          <text:p/>
        </draw:connector>
        <draw:connector draw:style-name="gr9" draw:text-style-name="P4" draw:layer="layout" svg:x1="25.595cm" svg:y1="5.324cm" svg:x2="25.556cm" svg:y2="4.566cm" draw:start-shape="id24" draw:start-glue-point="0" draw:end-shape="id25" draw:end-glue-point="2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3.95cm" svg:x="2.794cm" svg:y="4.447cm" draw:page-number="1"/>
      <draw:page-thumbnail draw:layer="backgroundobjects" svg:width="5.586cm" svg:height="3.95cm" svg:x="11.176cm" svg:y="4.447cm"/>
      <draw:page-thumbnail draw:layer="backgroundobjects" svg:width="5.586cm" svg:height="3.95cm" svg:x="19.558cm" svg:y="4.447cm"/>
      <draw:page-thumbnail draw:layer="backgroundobjects" svg:width="5.586cm" svg:height="3.95cm" svg:x="2.794cm" svg:y="13.191cm"/>
      <draw:page-thumbnail draw:layer="backgroundobjects" svg:width="5.586cm" svg:height="3.95cm" svg:x="11.176cm" svg:y="13.191cm"/>
      <draw:page-thumbnail draw:layer="backgroundobjects" svg:width="5.586cm" svg:height="3.95cm" svg:x="19.558cm" svg:y="13.191cm"/>
    </style:handout-master>
    <style:master-page style:name="Default" style:page-layout-name="PM1" draw:style-name="dp1">
      <draw:frame presentation:style-name="Default-title" draw:layer="backgroundobjects" svg:width="24.945cm" svg:height="3.175cm" svg:x="2.375cm" svg:y="1.748cm" presentation:class="title" presentation:placeholder="true">
        <draw:text-box/>
      </draw:frame>
      <draw:frame presentation:style-name="Default-outline1" draw:layer="backgroundobjects" svg:width="24.945cm" svg:height="12.551cm" svg:x="2.375cm" svg:y="5.44cm" presentation:class="outline" presentation:placeholder="true">
        <draw:text-box/>
      </draw:frame>
      <draw:frame presentation:style-name="pr1" draw:text-style-name="P1" draw:layer="backgroundobjects" svg:width="6.457cm" svg:height="1.311cm" svg:x="2.375cm" svg:y="18.315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6cm" svg:height="1.311cm" svg:x="10.469cm" svg:y="18.315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7cm" svg:height="1.311cm" svg:x="20.862cm" svg:y="18.31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Vasco Neves</meta:initial-creator>
    <meta:creation-date>2008-05-28T01:45:33</meta:creation-date>
    <dc:creator>Vasco Neves</dc:creator>
    <dc:date>2008-06-04T12:24:57</dc:date>
    <meta:editing-cycles>12</meta:editing-cycles>
    <meta:editing-duration>PT16H16M59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